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1c0" officeooo:paragraph-rsid="001931c0"/>
    </style:style>
    <style:style style:name="T1" style:family="text">
      <style:text-properties officeooo:rsid="001931c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1. </text:span></text:span><text:span text:style-name="Strong_20_Emphasis">Major number</text:span><text:line-break/>-&gt; Major number tells kernel which driver is handling the device<text:line-break/>-&gt; It is used to link device file with correct driver</text:p>
      <text:p text:style-name="Text_20_body"><text:span text:style-name="Strong_20_Emphasis">Minor number</text:span><text:line-break/>-&gt; Minor number used by driver to identify different devices of same driver<text:line-break/>-&gt; Example: <text:span text:style-name="Source_20_Text">/dev/tty0</text:span>, <text:span text:style-name="Source_20_Text">/dev/tty1</text:span> → same major, different minor</text:p>
      <text:p text:style-name="Standard"><text:span text:style-name="Strong_20_Emphasis"><text:span text:style-name="T1">2. </text:span></text:span><text:span text:style-name="Strong_20_Emphasis">register_chrdev()</text:span><text:line-break/>-&gt; Function used to register a character device driver with kernel<text:line-break/>-&gt; Allocates major number (static or dynamic) and links file ops</text:p>
      <text:p text:style-name="Standard"/>
      <text:p text:style-name="P1"><text:span text:style-name="Strong_20_Emphasis">3. If we don’t call unregister_chrdev() on exit</text:span><text:line-break/>-&gt; Major number will stay reserved in kernel<text:line-break/>-&gt; If we load module again, it may fail or cause resource leak<text:line-break/>-&gt; Dirty state in kernel until reboot</text:p>
      <text:p text:style-name="P1"/>
      <text:p text:style-name="P1"><text:span text:style-name="Strong_20_Emphasis">4. copy_from_user() in write()</text:span><text:line-break/>-&gt; Used to safely copy data from user space buffer to kernel space buffer<text:line-break/>-&gt; Direct access not possible, otherwise segmentation fault</text:p>
      <text:p text:style-name="P1"/>
      <text:p text:style-name="P1"><text:span text:style-name="Strong_20_Emphasis">5. device_buffer[] importance</text:span><text:line-break/>-&gt; Acts as storage space in kernel for read/write operations<text:line-break/>-&gt; When user writes, data stored in device_buffer<text:line-break/>-&gt; When user reads, data is taken from device_buffer<text:line-break/>-&gt; Without it, nothing to hold data between read/wri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8:33:48.696560108</meta:creation-date>
    <dc:date>2025-08-22T18:38:49.226068543</dc:date>
    <meta:editing-duration>PT5M1S</meta:editing-duration>
    <meta:editing-cycles>1</meta:editing-cycles>
    <meta:document-statistic meta:table-count="0" meta:image-count="0" meta:object-count="0" meta:page-count="1" meta:paragraph-count="6" meta:word-count="174" meta:character-count="1042" meta:non-whitespace-character-count="874"/>
    <meta:generator>LibreOffice/7.3.7.2$Linux_X86_64 LibreOffice_project/30$Build-2</meta:generator>
  </office:meta>
</office:document-meta>
</file>